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nux Libertine O" svg:font-family="'Linux Libertine O'"/>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Standard">
      <style:paragraph-properties fo:text-align="justify" style:justify-single-word="false"/>
      <style:text-properties fo:font-weight="bold" officeooo:rsid="00352ee2" officeooo:paragraph-rsid="00352ee2" style:font-weight-asian="bold" style:font-weight-complex="bold"/>
    </style:style>
    <style:style style:name="P2" style:family="paragraph" style:parent-style-name="Standard">
      <style:paragraph-properties fo:text-align="justify" style:justify-single-word="false"/>
      <style:text-properties fo:font-weight="bold" officeooo:rsid="00b177a7" officeooo:paragraph-rsid="00b177a7" style:font-weight-asian="bold" style:font-weight-complex="bold"/>
    </style:style>
    <style:style style:name="P3" style:family="paragraph" style:parent-style-name="Standard">
      <style:paragraph-properties fo:text-align="justify" style:justify-single-word="false"/>
      <style:text-properties fo:font-weight="bold" officeooo:rsid="00b221b5" officeooo:paragraph-rsid="00b221b5" style:font-weight-asian="bold" style:font-weight-complex="bold"/>
    </style:style>
    <style:style style:name="P4" style:family="paragraph" style:parent-style-name="Standard">
      <style:paragraph-properties fo:text-align="justify" style:justify-single-word="false"/>
      <style:text-properties fo:font-weight="bold" officeooo:rsid="00b221b5" officeooo:paragraph-rsid="00cb355d" style:font-weight-asian="bold" style:font-weight-complex="bold"/>
    </style:style>
    <style:style style:name="P5" style:family="paragraph" style:parent-style-name="Standard">
      <style:paragraph-properties fo:text-align="justify" style:justify-single-word="false"/>
      <style:text-properties fo:font-weight="bold" officeooo:rsid="00b362b7" officeooo:paragraph-rsid="00b362b7" style:font-weight-asian="bold" style:font-weight-complex="bold"/>
    </style:style>
    <style:style style:name="P6" style:family="paragraph" style:parent-style-name="Standard">
      <style:paragraph-properties fo:text-align="justify" style:justify-single-word="false"/>
      <style:text-properties fo:font-weight="bold" officeooo:rsid="00b362b7" officeooo:paragraph-rsid="00b6314f" style:font-weight-asian="bold" style:font-weight-complex="bold"/>
    </style:style>
    <style:style style:name="P7" style:family="paragraph" style:parent-style-name="Standard">
      <style:paragraph-properties fo:text-align="justify" style:justify-single-word="false"/>
      <style:text-properties fo:font-weight="bold" officeooo:rsid="00b362b7" officeooo:paragraph-rsid="00c92bc2" style:font-weight-asian="bold" style:font-weight-complex="bold"/>
    </style:style>
    <style:style style:name="P8" style:family="paragraph" style:parent-style-name="Standard">
      <style:paragraph-properties fo:text-align="justify" style:justify-single-word="false"/>
      <style:text-properties fo:font-weight="bold" officeooo:rsid="00b8f4ce" officeooo:paragraph-rsid="00b8f4ce" style:font-weight-asian="bold" style:font-weight-complex="bold"/>
    </style:style>
    <style:style style:name="P9" style:family="paragraph" style:parent-style-name="Standard">
      <style:paragraph-properties fo:text-align="justify" style:justify-single-word="false"/>
      <style:text-properties fo:font-weight="bold" officeooo:rsid="00befba3" officeooo:paragraph-rsid="00befba3" style:font-weight-asian="bold" style:font-weight-complex="bold"/>
    </style:style>
    <style:style style:name="P10" style:family="paragraph" style:parent-style-name="Standard">
      <style:paragraph-properties fo:text-align="justify" style:justify-single-word="false"/>
      <style:text-properties fo:font-weight="normal" officeooo:rsid="00b0f107" officeooo:paragraph-rsid="00b0f107" style:font-weight-asian="normal" style:font-weight-complex="normal"/>
    </style:style>
    <style:style style:name="P11" style:family="paragraph" style:parent-style-name="Standard">
      <style:paragraph-properties fo:text-align="justify" style:justify-single-word="false"/>
      <style:text-properties fo:font-weight="normal" officeooo:rsid="00b221b5" officeooo:paragraph-rsid="00b221b5" style:font-weight-asian="normal" style:font-weight-complex="normal"/>
    </style:style>
    <style:style style:name="P12" style:family="paragraph" style:parent-style-name="Standard">
      <style:paragraph-properties fo:text-align="justify" style:justify-single-word="false"/>
      <style:text-properties fo:font-weight="normal" officeooo:rsid="00b362b7" officeooo:paragraph-rsid="00c92bc2" style:font-weight-asian="normal" style:font-weight-complex="normal"/>
    </style:style>
    <style:style style:name="P13" style:family="paragraph" style:parent-style-name="Standard">
      <style:paragraph-properties fo:text-align="justify" style:justify-single-word="false"/>
      <style:text-properties fo:font-weight="normal" officeooo:rsid="00bde5e9" officeooo:paragraph-rsid="00bde5e9" style:font-weight-asian="normal" style:font-weight-complex="normal"/>
    </style:style>
    <style:style style:name="P14" style:family="paragraph" style:parent-style-name="Standard">
      <style:paragraph-properties fo:text-align="justify" style:justify-single-word="false"/>
      <style:text-properties fo:font-weight="normal" officeooo:rsid="00bde5e9" officeooo:paragraph-rsid="00cb355d" style:font-weight-asian="normal" style:font-weight-complex="normal"/>
    </style:style>
    <style:style style:name="P15" style:family="paragraph" style:parent-style-name="Standard">
      <style:paragraph-properties fo:text-align="justify" style:justify-single-word="false"/>
      <style:text-properties fo:font-weight="normal" officeooo:rsid="00befba3" officeooo:paragraph-rsid="00cb355d" style:font-weight-asian="normal" style:font-weight-complex="normal"/>
    </style:style>
    <style:style style:name="P16" style:family="paragraph" style:parent-style-name="Standard">
      <style:paragraph-properties fo:text-align="justify" style:justify-single-word="false"/>
      <style:text-properties fo:font-weight="normal" officeooo:rsid="00c8d883" officeooo:paragraph-rsid="00c8d883" style:font-weight-asian="normal" style:font-weight-complex="normal"/>
    </style:style>
    <style:style style:name="P17" style:family="paragraph" style:parent-style-name="Standard">
      <style:paragraph-properties fo:text-align="justify" style:justify-single-word="false"/>
      <style:text-properties fo:font-weight="normal" officeooo:rsid="00c92bc2" officeooo:paragraph-rsid="00c92bc2" style:font-weight-asian="normal" style:font-weight-complex="normal"/>
    </style:style>
    <style:style style:name="P18" style:family="paragraph" style:parent-style-name="Standard">
      <style:paragraph-properties fo:text-align="justify" style:justify-single-word="false"/>
      <style:text-properties fo:font-weight="normal" officeooo:rsid="00ca6162" officeooo:paragraph-rsid="00ca6162" style:font-weight-asian="normal" style:font-weight-complex="normal"/>
    </style:style>
    <style:style style:name="P19" style:family="paragraph" style:parent-style-name="Standard">
      <style:paragraph-properties fo:text-align="justify" style:justify-single-word="false"/>
      <style:text-properties style:text-underline-style="solid" style:text-underline-width="auto" style:text-underline-color="font-color" fo:font-weight="bold" officeooo:rsid="00352ee2" officeooo:paragraph-rsid="00352ee2" style:font-weight-asian="bold" style:font-weight-complex="bold"/>
    </style:style>
    <style:style style:name="P20" style:family="paragraph" style:parent-style-name="Standard">
      <style:paragraph-properties fo:text-align="justify" style:justify-single-word="false"/>
      <style:text-properties style:text-underline-style="solid" style:text-underline-width="auto" style:text-underline-color="font-color" fo:font-weight="bold" officeooo:rsid="00352ee2" officeooo:paragraph-rsid="00b739f1" style:font-weight-asian="bold" style:font-weight-complex="bold"/>
    </style:style>
    <style:style style:name="P21" style:family="paragraph" style:parent-style-name="Standard">
      <style:paragraph-properties fo:text-align="justify" style:justify-single-word="false"/>
      <style:text-properties style:text-underline-style="none" fo:font-weight="normal" officeooo:rsid="00352ee2" officeooo:paragraph-rsid="00b739f1" style:font-weight-asian="normal" style:font-weight-complex="normal"/>
    </style:style>
    <style:style style:name="P22" style:family="paragraph" style:parent-style-name="Standard">
      <style:paragraph-properties fo:text-align="justify" style:justify-single-word="false"/>
      <style:text-properties style:text-underline-style="none" fo:font-weight="normal" officeooo:rsid="00babce1" officeooo:paragraph-rsid="00babce1" style:font-weight-asian="normal" style:font-weight-complex="normal"/>
    </style:style>
    <style:style style:name="P23" style:family="paragraph" style:parent-style-name="Standard">
      <style:paragraph-properties fo:text-align="justify" style:justify-single-word="false"/>
      <style:text-properties style:text-underline-style="none" fo:font-weight="normal" officeooo:rsid="00befba3" officeooo:paragraph-rsid="00c6cfbf" style:font-weight-asian="normal" style:font-weight-complex="normal"/>
    </style:style>
    <style:style style:name="P24" style:family="paragraph" style:parent-style-name="Standard">
      <style:paragraph-properties fo:text-align="justify" style:justify-single-word="false"/>
      <style:text-properties style:text-underline-style="none" fo:font-weight="normal" officeooo:rsid="00cccc56" officeooo:paragraph-rsid="00cccc56" style:font-weight-asian="normal" style:font-weight-complex="normal"/>
    </style:style>
    <style:style style:name="P25" style:family="paragraph" style:parent-style-name="Standard">
      <style:paragraph-properties fo:text-align="justify" style:justify-single-word="false"/>
      <style:text-properties style:text-underline-style="none" fo:font-weight="normal" officeooo:rsid="00cccc56" officeooo:paragraph-rsid="00cf0469" style:font-weight-asian="normal" style:font-weight-complex="normal"/>
    </style:style>
    <style:style style:name="P26" style:family="paragraph" style:parent-style-name="Standard">
      <style:paragraph-properties fo:text-align="justify" style:justify-single-word="false"/>
      <style:text-properties style:text-underline-style="none" fo:font-weight="normal" officeooo:rsid="00cf0469" officeooo:paragraph-rsid="00cf0469" style:font-weight-asian="normal" style:font-weight-complex="normal"/>
    </style:style>
    <style:style style:name="P27" style:family="paragraph" style:parent-style-name="Standard">
      <style:paragraph-properties fo:text-align="justify" style:justify-single-word="false"/>
      <style:text-properties style:text-underline-style="none" fo:font-weight="normal" officeooo:rsid="00cf0469" officeooo:paragraph-rsid="00d3e551" style:font-weight-asian="normal" style:font-weight-complex="normal"/>
    </style:style>
    <style:style style:name="P28" style:family="paragraph" style:parent-style-name="Standard">
      <style:paragraph-properties fo:text-align="justify" style:justify-single-word="false"/>
      <style:text-properties style:text-underline-style="none" fo:font-weight="normal" officeooo:rsid="00d13293" officeooo:paragraph-rsid="00d13293" style:font-weight-asian="normal" style:font-weight-complex="normal"/>
    </style:style>
    <style:style style:name="P29" style:family="paragraph" style:parent-style-name="Standard">
      <style:paragraph-properties fo:text-align="justify" style:justify-single-word="false"/>
      <style:text-properties style:text-underline-style="none" fo:font-weight="normal" officeooo:rsid="00d21ef2" officeooo:paragraph-rsid="00d21ef2" style:font-weight-asian="normal" style:font-weight-complex="normal"/>
    </style:style>
    <style:style style:name="P30" style:family="paragraph" style:parent-style-name="Standard">
      <style:paragraph-properties fo:text-align="justify" style:justify-single-word="false"/>
      <style:text-properties style:text-underline-style="none" fo:font-weight="normal" officeooo:rsid="00d5858c" officeooo:paragraph-rsid="00d5858c" style:font-weight-asian="normal" style:font-weight-complex="normal"/>
    </style:style>
    <style:style style:name="P31" style:family="paragraph" style:parent-style-name="Standard">
      <style:paragraph-properties fo:text-align="justify" style:justify-single-word="false"/>
      <style:text-properties style:text-underline-style="none" fo:font-weight="normal" officeooo:rsid="00d66d7e" officeooo:paragraph-rsid="00d66d7e" style:font-weight-asian="normal" style:font-weight-complex="normal"/>
    </style:style>
    <style:style style:name="P32" style:family="paragraph" style:parent-style-name="Standard">
      <style:paragraph-properties fo:text-align="justify" style:justify-single-word="false"/>
      <style:text-properties style:text-underline-style="none" fo:font-weight="normal" officeooo:rsid="00d66d7e" officeooo:paragraph-rsid="00d85b95" style:font-weight-asian="normal" style:font-weight-complex="normal"/>
    </style:style>
    <style:style style:name="P33" style:family="paragraph" style:parent-style-name="Standard">
      <style:paragraph-properties fo:text-align="justify" style:justify-single-word="false"/>
      <style:text-properties style:text-underline-style="none" fo:font-weight="normal" officeooo:rsid="00d66d7e" officeooo:paragraph-rsid="00f8cec2" style:font-weight-asian="normal" style:font-weight-complex="normal"/>
    </style:style>
    <style:style style:name="P34" style:family="paragraph" style:parent-style-name="Standard">
      <style:paragraph-properties fo:text-align="justify" style:justify-single-word="false"/>
      <style:text-properties style:text-underline-style="none" fo:font-weight="normal" officeooo:rsid="00d66d7e" officeooo:paragraph-rsid="00f93890" style:font-weight-asian="normal" style:font-weight-complex="normal"/>
    </style:style>
    <style:style style:name="P35" style:family="paragraph" style:parent-style-name="Standard">
      <style:paragraph-properties fo:text-align="justify" style:justify-single-word="false"/>
      <style:text-properties style:text-underline-style="none" fo:font-weight="normal" officeooo:rsid="00d85b95" officeooo:paragraph-rsid="00d85b95" style:font-weight-asian="normal" style:font-weight-complex="normal"/>
    </style:style>
    <style:style style:name="P36" style:family="paragraph" style:parent-style-name="Standard">
      <style:paragraph-properties fo:text-align="justify" style:justify-single-word="false"/>
      <style:text-properties style:text-underline-style="none" fo:font-weight="normal" officeooo:rsid="00d9e3d8" officeooo:paragraph-rsid="00d9e3d8" style:font-weight-asian="normal" style:font-weight-complex="normal"/>
    </style:style>
    <style:style style:name="P37" style:family="paragraph" style:parent-style-name="Standard">
      <style:paragraph-properties fo:text-align="justify" style:justify-single-word="false"/>
      <style:text-properties style:text-underline-style="none" fo:font-weight="normal" officeooo:rsid="00db47b8" officeooo:paragraph-rsid="00db47b8" style:font-weight-asian="normal" style:font-weight-complex="normal"/>
    </style:style>
    <style:style style:name="P38" style:family="paragraph" style:parent-style-name="Standard">
      <style:paragraph-properties fo:text-align="justify" style:justify-single-word="false"/>
      <style:text-properties style:text-underline-style="none" fo:font-weight="normal" officeooo:rsid="00dc8eba" officeooo:paragraph-rsid="00dc8eba" style:font-weight-asian="normal" style:font-weight-complex="normal"/>
    </style:style>
    <style:style style:name="P39" style:family="paragraph" style:parent-style-name="Standard">
      <style:paragraph-properties fo:text-align="justify" style:justify-single-word="false"/>
      <style:text-properties style:text-underline-style="none" fo:font-weight="normal" officeooo:rsid="00de7096" officeooo:paragraph-rsid="00de7096" style:font-weight-asian="normal" style:font-weight-complex="normal"/>
    </style:style>
    <style:style style:name="P40" style:family="paragraph" style:parent-style-name="Standard">
      <style:paragraph-properties fo:text-align="justify" style:justify-single-word="false"/>
      <style:text-properties style:text-underline-style="none" fo:font-weight="normal" officeooo:rsid="00dfa094" officeooo:paragraph-rsid="00dfa094" style:font-weight-asian="normal" style:font-weight-complex="normal"/>
    </style:style>
    <style:style style:name="P41" style:family="paragraph" style:parent-style-name="Standard">
      <style:paragraph-properties fo:text-align="justify" style:justify-single-word="false"/>
      <style:text-properties style:text-underline-style="none" fo:font-weight="normal" officeooo:rsid="00e1fad4" officeooo:paragraph-rsid="00e1fad4" style:font-weight-asian="normal" style:font-weight-complex="normal"/>
    </style:style>
    <style:style style:name="P42" style:family="paragraph" style:parent-style-name="Standard">
      <style:paragraph-properties fo:text-align="justify" style:justify-single-word="false"/>
      <style:text-properties style:text-underline-style="none" fo:font-weight="normal" officeooo:rsid="00e32eb5" officeooo:paragraph-rsid="00e32eb5" style:font-weight-asian="normal" style:font-weight-complex="normal"/>
    </style:style>
    <style:style style:name="P43" style:family="paragraph" style:parent-style-name="Standard">
      <style:paragraph-properties fo:text-align="justify" style:justify-single-word="false"/>
      <style:text-properties style:text-underline-style="none" fo:font-weight="normal" officeooo:rsid="00e395db" officeooo:paragraph-rsid="00e395db" style:font-weight-asian="normal" style:font-weight-complex="normal"/>
    </style:style>
    <style:style style:name="P44" style:family="paragraph" style:parent-style-name="Standard">
      <style:paragraph-properties fo:text-align="justify" style:justify-single-word="false"/>
      <style:text-properties style:text-underline-style="none" fo:font-weight="normal" officeooo:rsid="00e4ef51" officeooo:paragraph-rsid="00e4ef51" style:font-weight-asian="normal" style:font-weight-complex="normal"/>
    </style:style>
    <style:style style:name="P45" style:family="paragraph" style:parent-style-name="Standard">
      <style:paragraph-properties fo:text-align="justify" style:justify-single-word="false"/>
      <style:text-properties style:text-underline-style="none" fo:font-weight="normal" officeooo:rsid="00e6eb15" officeooo:paragraph-rsid="00e6eb15" style:font-weight-asian="normal" style:font-weight-complex="normal"/>
    </style:style>
    <style:style style:name="P46" style:family="paragraph" style:parent-style-name="Standard">
      <style:paragraph-properties fo:text-align="justify" style:justify-single-word="false"/>
      <style:text-properties style:text-underline-style="none" fo:font-weight="normal" officeooo:rsid="00e873e4" officeooo:paragraph-rsid="00e873e4" style:font-weight-asian="normal" style:font-weight-complex="normal"/>
    </style:style>
    <style:style style:name="P47" style:family="paragraph" style:parent-style-name="Standard">
      <style:paragraph-properties fo:text-align="justify" style:justify-single-word="false"/>
      <style:text-properties style:text-underline-style="none" fo:font-weight="normal" officeooo:rsid="00e873e4" officeooo:paragraph-rsid="00eb7f73" style:font-weight-asian="normal" style:font-weight-complex="normal"/>
    </style:style>
    <style:style style:name="P48" style:family="paragraph" style:parent-style-name="Standard">
      <style:paragraph-properties fo:text-align="justify" style:justify-single-word="false"/>
      <style:text-properties style:text-underline-style="none" fo:font-weight="normal" officeooo:rsid="00eb7f73" officeooo:paragraph-rsid="00eb7f73" style:font-weight-asian="normal" style:font-weight-complex="normal"/>
    </style:style>
    <style:style style:name="P49" style:family="paragraph" style:parent-style-name="Standard">
      <style:paragraph-properties fo:text-align="justify" style:justify-single-word="false"/>
      <style:text-properties style:text-underline-style="none" fo:font-weight="normal" officeooo:rsid="00eb7f73" officeooo:paragraph-rsid="00ecb4c9" style:font-weight-asian="normal" style:font-weight-complex="normal"/>
    </style:style>
    <style:style style:name="P50" style:family="paragraph" style:parent-style-name="Standard">
      <style:paragraph-properties fo:text-align="justify" style:justify-single-word="false"/>
      <style:text-properties style:text-underline-style="none" fo:font-weight="normal" officeooo:rsid="00ecb4c9" officeooo:paragraph-rsid="00ecb4c9" style:font-weight-asian="normal" style:font-weight-complex="normal"/>
    </style:style>
    <style:style style:name="P51" style:family="paragraph" style:parent-style-name="Standard">
      <style:paragraph-properties fo:text-align="justify" style:justify-single-word="false"/>
      <style:text-properties style:text-underline-style="none" fo:font-weight="normal" officeooo:rsid="00f0f011" officeooo:paragraph-rsid="00f0f011" style:font-weight-asian="normal" style:font-weight-complex="normal"/>
    </style:style>
    <style:style style:name="P52" style:family="paragraph" style:parent-style-name="Standard">
      <style:paragraph-properties fo:text-align="justify" style:justify-single-word="false"/>
      <style:text-properties style:text-underline-style="none" fo:font-weight="normal" officeooo:rsid="00f31b47" officeooo:paragraph-rsid="00f31b47" style:font-weight-asian="normal" style:font-weight-complex="normal"/>
    </style:style>
    <style:style style:name="P53" style:family="paragraph" style:parent-style-name="Standard">
      <style:paragraph-properties fo:text-align="justify" style:justify-single-word="false"/>
      <style:text-properties style:text-underline-style="none" fo:font-weight="normal" officeooo:rsid="00f4dbde" officeooo:paragraph-rsid="00f4dbde" style:font-weight-asian="normal" style:font-weight-complex="normal"/>
    </style:style>
    <style:style style:name="P54" style:family="paragraph" style:parent-style-name="Standard">
      <style:paragraph-properties fo:text-align="justify" style:justify-single-word="false"/>
      <style:text-properties style:text-underline-style="none" fo:font-weight="normal" officeooo:rsid="00f8cec2" officeooo:paragraph-rsid="00f8cec2" style:font-weight-asian="normal" style:font-weight-complex="normal"/>
    </style:style>
    <style:style style:name="P55" style:family="paragraph" style:parent-style-name="Standard">
      <style:paragraph-properties fo:text-align="justify" style:justify-single-word="false"/>
      <style:text-properties style:text-underline-style="none" fo:font-weight="normal" officeooo:rsid="00fb1f4d" officeooo:paragraph-rsid="00fb1f4d" style:font-weight-asian="normal" style:font-weight-complex="normal"/>
    </style:style>
    <style:style style:name="P56" style:family="paragraph" style:parent-style-name="Standard">
      <style:paragraph-properties fo:text-align="justify" style:justify-single-word="false"/>
      <style:text-properties style:text-underline-style="none" fo:font-weight="normal" officeooo:rsid="00fbb2f1" officeooo:paragraph-rsid="00fbb2f1" style:font-weight-asian="normal" style:font-weight-complex="normal"/>
    </style:style>
    <style:style style:name="P57" style:family="paragraph" style:parent-style-name="Standard">
      <style:paragraph-properties fo:text-align="justify" style:justify-single-word="false"/>
      <style:text-properties style:text-underline-style="none" fo:font-weight="normal" officeooo:rsid="00feb567" officeooo:paragraph-rsid="00feb567" style:font-weight-asian="normal" style:font-weight-complex="normal"/>
    </style:style>
    <style:style style:name="P58" style:family="paragraph" style:parent-style-name="Standard">
      <style:paragraph-properties fo:text-align="justify" style:justify-single-word="false"/>
      <style:text-properties style:text-underline-style="none" fo:font-weight="normal" officeooo:rsid="0100afbe" officeooo:paragraph-rsid="0100afbe" style:font-weight-asian="normal" style:font-weight-complex="normal"/>
    </style:style>
    <style:style style:name="T1" style:family="text">
      <style:text-properties officeooo:rsid="00b739f1"/>
    </style:style>
    <style:style style:name="T2" style:family="text">
      <style:text-properties officeooo:rsid="00bc3c7c"/>
    </style:style>
    <style:style style:name="T3" style:family="text">
      <style:text-properties officeooo:rsid="00bf7599"/>
    </style:style>
    <style:style style:name="T4" style:family="text">
      <style:text-properties officeooo:rsid="00c160af"/>
    </style:style>
    <style:style style:name="T5" style:family="text">
      <style:text-properties officeooo:rsid="00c2076b"/>
    </style:style>
    <style:style style:name="T6" style:family="text">
      <style:text-properties officeooo:rsid="00c2dc92"/>
    </style:style>
    <style:style style:name="T7" style:family="text">
      <style:text-properties officeooo:rsid="00c63538"/>
    </style:style>
    <style:style style:name="T8" style:family="text">
      <style:text-properties officeooo:rsid="00c6cfbf"/>
    </style:style>
    <style:style style:name="T9" style:family="text">
      <style:text-properties officeooo:rsid="00c77a6e"/>
    </style:style>
    <style:style style:name="T10" style:family="text">
      <style:text-properties officeooo:rsid="00c82a53"/>
    </style:style>
    <style:style style:name="T11" style:family="text">
      <style:text-properties officeooo:rsid="00c92bc2"/>
    </style:style>
    <style:style style:name="T12" style:family="text">
      <style:text-properties officeooo:rsid="00c94737"/>
    </style:style>
    <style:style style:name="T13" style:family="text">
      <style:text-properties officeooo:rsid="00ce1d26"/>
    </style:style>
    <style:style style:name="T14" style:family="text">
      <style:text-properties officeooo:rsid="00cf0469"/>
    </style:style>
    <style:style style:name="T15" style:family="text">
      <style:text-properties officeooo:rsid="00d13293"/>
    </style:style>
    <style:style style:name="T16" style:family="text">
      <style:text-properties officeooo:rsid="00d21ef2"/>
    </style:style>
    <style:style style:name="T17" style:family="text">
      <style:text-properties officeooo:rsid="00d3e551"/>
    </style:style>
    <style:style style:name="T18" style:family="text">
      <style:text-properties officeooo:rsid="00d429b7"/>
    </style:style>
    <style:style style:name="T19" style:family="text">
      <style:text-properties officeooo:rsid="00d66d7e"/>
    </style:style>
    <style:style style:name="T20" style:family="text">
      <style:text-properties officeooo:rsid="00d67cb3"/>
    </style:style>
    <style:style style:name="T21" style:family="text">
      <style:text-properties officeooo:rsid="00d85b95"/>
    </style:style>
    <style:style style:name="T22" style:family="text">
      <style:text-properties officeooo:rsid="00e0e26b"/>
    </style:style>
    <style:style style:name="T23" style:family="text">
      <style:text-properties officeooo:rsid="00e1fad4"/>
    </style:style>
    <style:style style:name="T24" style:family="text">
      <style:text-properties officeooo:rsid="00e395db"/>
    </style:style>
    <style:style style:name="T25" style:family="text">
      <style:text-properties officeooo:rsid="00e4ef51"/>
    </style:style>
    <style:style style:name="T26" style:family="text">
      <style:text-properties officeooo:rsid="00e69f15"/>
    </style:style>
    <style:style style:name="T27" style:family="text">
      <style:text-properties officeooo:rsid="00e9bc41"/>
    </style:style>
    <style:style style:name="T28" style:family="text">
      <style:text-properties officeooo:rsid="00ea4ae9"/>
    </style:style>
    <style:style style:name="T29" style:family="text">
      <style:text-properties officeooo:rsid="00eb7f73"/>
    </style:style>
    <style:style style:name="T30" style:family="text">
      <style:text-properties officeooo:rsid="00ecb4c9"/>
    </style:style>
    <style:style style:name="T31" style:family="text">
      <style:text-properties officeooo:rsid="00edfaa0"/>
    </style:style>
    <style:style style:name="T32" style:family="text">
      <style:text-properties officeooo:rsid="00ef07f9"/>
    </style:style>
    <style:style style:name="T33" style:family="text">
      <style:text-properties officeooo:rsid="00ef27a4"/>
    </style:style>
    <style:style style:name="T34" style:family="text">
      <style:text-properties officeooo:rsid="00f0f011"/>
    </style:style>
    <style:style style:name="T35" style:family="text">
      <style:text-properties officeooo:rsid="00f27670"/>
    </style:style>
    <style:style style:name="T36" style:family="text">
      <style:text-properties officeooo:rsid="00f2a2b7"/>
    </style:style>
    <style:style style:name="T37" style:family="text">
      <style:text-properties officeooo:rsid="00f31b47"/>
    </style:style>
    <style:style style:name="T38" style:family="text">
      <style:text-properties officeooo:rsid="00f37f72"/>
    </style:style>
    <style:style style:name="T39" style:family="text">
      <style:text-properties officeooo:rsid="00f4dbde"/>
    </style:style>
    <style:style style:name="T40" style:family="text">
      <style:text-properties officeooo:rsid="00f6af96"/>
    </style:style>
    <style:style style:name="T41" style:family="text">
      <style:text-properties officeooo:rsid="00f81984"/>
    </style:style>
    <style:style style:name="T42" style:family="text">
      <style:text-properties officeooo:rsid="00f8cec2"/>
    </style:style>
    <style:style style:name="T43" style:family="text">
      <style:text-properties officeooo:rsid="00f93890"/>
    </style:style>
    <style:style style:name="T44" style:family="text">
      <style:text-properties officeooo:rsid="00fbb2f1"/>
    </style:style>
    <style:style style:name="T45" style:family="text">
      <style:text-properties officeooo:rsid="00fcf522"/>
    </style:style>
    <style:style style:name="T46" style:family="text">
      <style:text-properties officeooo:rsid="00fd409e"/>
    </style:style>
    <style:style style:name="T47" style:family="text">
      <style:text-properties officeooo:rsid="00feb567"/>
    </style:style>
    <style:style style:name="T48" style:family="text">
      <style:text-properties officeooo:rsid="01009cf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Encadrés :</text:p>
      <text:p text:style-name="P2">Des règles pour jouer</text:p>
      <text:p text:style-name="P13">Il ne vous sera pas possible de mener une partie ou de créer des personnages avec les règles présentées dans ce chapitre. Elles sont par contre tout à fait suffisante pour être joueur, pourvu que le MJ connaisse les règles complètes. Rassurez-vous : il s’avère que je les connais, je pourrai donc vous faire jouer sans difficulté l’aventure libre du chapitre suivant.</text:p>
      <text:p text:style-name="P13"/>
      <text:p text:style-name="P3">Signification des rangs</text:p>
      <text:p text:style-name="P11">Rang 1 : novice : le novice a été très brièvement initié. Ses connaissances et capacités sont très limitées. Pour les traits, c'est une faiblesse, un individu bête, faible etc...</text:p>
      <text:p text:style-name="P11"><text:span text:style-name="T10">C’est le rang de l’</text:span>étudiant en première année, <text:span text:style-name="T10">du </text:span>bourgeois provincial amené à la cour pour la première fois <text:span text:style-name="T10">ou de la </text:span>toute jeune recrue dans l'Armée.</text:p>
      <text:p text:style-name="P11">Rang 2 : apprenti : l'apprenti a reçu une véritable formation. Il a des connaissances mais il n'est pas encore autonome. Il ne pourrait pas vivre sérieusement de cette activité mais il est cependant relativement capable. Dans le cas des traits, il s'agit de la moyenne humaine.</text:p>
      <text:p text:style-name="P11"><text:span text:style-name="T10">C’est le rang</text:span> <text:span text:style-name="T10">de l’</text:span>apprenti forgeron, <text:span text:style-name="T10">de la </text:span>bleusaille dégrossie <text:span text:style-name="T10">ou</text:span> <text:span text:style-name="T10">du </text:span>jeune noble à son premier bal.</text:p>
      <text:p text:style-name="P11">Rang 3 : professionnel : le professionnel est très habitué à son métier, il peut en vivre. Il est bien meilleur que l'apprenti, à qui il peut apprendre son <text:span text:style-name="T10">art</text:span>. La plupart des actes réguliers dans ce cadre sont accomplis avec une grande précision par le professionnel. Pour les traits c'est une force, quelqu'un maintenant sa forme physique ou une personne exerçant une activité intellectuelle.</text:p>
      <text:p text:style-name="P11"><text:span text:style-name="T10">C’est le rang du</text:span> maître charpentier, <text:span text:style-name="T10">du </text:span>mercenaire d'expérience, <text:span text:style-name="T10">du </text:span>spadassin, <text:span text:style-name="T10">du </text:span>courtisan de rang intermédiaire <text:span text:style-name="T10">ou de l’</text:span>avocat.</text:p>
      <text:p text:style-name="P11">Rang 4 : expert : l'expert est l'un des meilleurs pour l'activité considérée, il est une référence consultée régulièrement et est extrêmement compétent. Pour les traits, c'est un véritable hercule, un grand intellectuel etc.</text:p>
      <text:p text:style-name="P11"><text:span text:style-name="T10">C’est le rang du c</text:span>ommando d'élite, <text:span text:style-name="T10">du </text:span>grand général, <text:span text:style-name="T10">du </text:span>juge d'expérience <text:span text:style-name="T10">ou de l’</text:span>important homme d'état.</text:p>
      <text:p text:style-name="P11">Rang 5 : maître : le maître a atteint le maximum des capacités humaines dans le champ en question. <text:span text:style-name="T10">Il est très rare de croiser de tels individus.</text:span></text:p>
      <text:p text:style-name="P11">À <text:span text:style-name="T10">ce niveau il s’agira d’un m</text:span>aître assassin, <text:span text:style-name="T10">d’une </text:span>éminence grise <text:span text:style-name="T10">ou d’un très grand philosophe ou savant.</text:span></text:p>
      <text:p text:style-name="P11"/>
      <text:p text:style-name="P4">Notation<text:span text:style-name="T5">s</text:span></text:p>
      <text:p text:style-name="P14">Tous les jets du UP!Lite sont présentés de la manière suivante :</text:p>
      <text:p text:style-name="P14">XgY.</text:p>
      <text:p text:style-name="P15">Ce qui signifie tout simplement que l’on lance X dés et en garde Y sur ce total. <text:span text:style-name="T6">Par exemple,</text:span> un personnage lançant 6 dés et en gardant 3 effectuera un jet « à 6g3 ».</text:p>
      <text:p text:style-name="P15"/>
      <text:p text:style-name="P15">Pour ce qui est présenter les caractéristiques à utiliser lors d’un jet de compétence, on emploie la notation suivante :</text:p>
      <text:p text:style-name="P15">compétence/trait.</text:p>
      <text:p text:style-name="P15">Ce qui permet d’indiquer quel trait utiliser (pour déterminer le nombre de dés gardés). Le domaine n’est pas précisé car chaque compétence n’appartient qu’à un seul domaine, celui-ci est donc implicite <text:span text:style-name="T4">contrairement au trait, qui peut varier suivant la situation. </text:span><text:span text:style-name="T8">Par exemple, un jet de la compétence « survie », du domaine « nature », effectué avec le trait « mental » sera un jet de survie/mental </text:span><text:span text:style-name="T9">(le domaine nature est implicite).</text:span></text:p>
      <text:p text:style-name="P11"/>
      <text:p text:style-name="P5">Types de jets de trait</text:p>
      <text:p text:style-name="P16">Voici des exemples de circonstances où l’on emploiera un jet de trait :</text:p>
      <text:p text:style-name="P16">Jet de perception de base (voir les ennemis) : jet de mental.</text:p>
      <text:p text:style-name="P16">Jet de connaissance de base (Nom du roi, date d'indépendance de la région) : jet de mental</text:p>
      <text:p text:style-name="P16">Jet de résistance mentale (résister à la torture, encaisser la perte d'un proche) : jet de volonté</text:p>
      <text:p text:style-name="P16">Jet de tour de force simple (enfoncer une porte, soulever un poids) : jet de physique</text:p>
      <text:p text:style-name="P10"><text:soft-page-break/></text:p>
      <text:p text:style-name="P6">Incompétence</text:p>
      <text:p text:style-name="P12">Un personnage n'ayant aucun rang dans une compétence effectue simplement un jet avec le domaine d'appartenance seulement, sans pénalité. <text:span text:style-name="T11">Par exemple, si un chevalier possédant 3 rangs dans le domaine corps à corps et se retrouvant contraint de frapper à l’aide d’un gourdin, arme pour laquelle il ne possède aucune compétence (au contraire d’armes plus martiales, comme l’épée), lancera donc simplement 3 dés.</text:span></text:p>
      <text:p text:style-name="P7"/>
      <text:p text:style-name="P9">Fort potentiel</text:p>
      <text:p text:style-name="P17">Si un personnage est amené à <text:span text:style-name="T12">garder davantage de dés sur un jet qu’il n’en lance, il peut intervertir les deux valeurs. Ainsi, un jet à 2g4 (qui, dans les faits, est un jet à 2g2 car il n’est pas possible de garder des dés qui n’existent pas!) peut être converti en un jet à 4g2, représentant le plus fort « potentiel » du personnage.</text:span></text:p>
      <text:p text:style-name="P6"/>
      <text:p text:style-name="P8">Combat à mains nues</text:p>
      <text:p text:style-name="P18">Le combat à mains nues ne diffère en rien du combat avec une arme. La VD des mains nues est tout simplement le rang du physique du personnage. À noter que le physique est alors compté deux fois : une fois pour la VD et une fois, comme d’habitude, en bonus aux dégâts.</text:p>
      <text:p text:style-name="P1"/>
      <text:p text:style-name="P20"><text:span text:style-name="T1">Introduction</text:span> :</text:p>
      <text:p text:style-name="P22">Ce chapitre va vous présenter les règles indispensables du UP!Lite. Il est principalement constitué d’une présentation formalisée de ce qui a déjà été exposé durant l’aventure préliminaire, mais il contient tout de même quelques éléments complémentaires. Tout ce que vous devez savoir pour affronter l’aventure libre du chapitre suivant y est inclus, vous n’aurez besoin d’aucune autre connaissance. <text:span text:style-name="T2">Les règles complètes sont présentées dans le chapitre final « référence ».</text:span></text:p>
      <text:p text:style-name="P21"/>
      <text:p text:style-name="P21"/>
      <text:p text:style-name="P21"/>
      <text:p text:style-name="P21"/>
      <text:p text:style-name="P21"/>
      <text:p text:style-name="P21"/>
      <text:p text:style-name="P20"><text:span text:style-name="T1">Corps</text:span> :</text:p>
      <text:p text:style-name="P21"/>
      <text:p text:style-name="P21"/>
      <text:p text:style-name="P23"><text:span text:style-name="T6">Si</text:span> Éleutherios, le grand chambellan, tente d’impressionner la cour par son éloquence. Le MJ <text:span text:style-name="T6">considérera sans doute</text:span> qu’il s’agi<text:span text:style-name="T6">t-là </text:span>d’un jet d’art oratoire/présence, car, lorsqu<text:span text:style-name="T6">e le</text:span> <text:span text:style-name="T7">dignitaire </text:span>tente de briller par sa verve, il parle au cœur de son auditoire et pas à sa raison. <text:span text:style-name="T6">Dans le cas</text:span><text:span text:style-name="T3"> d’un exposé lucide et froid, présentant des arguments raisonnés, le jet </text:span><text:span text:style-name="T6">serait plutôt</text:span><text:span text:style-name="T3"> art oratoire/mental.</text:span></text:p>
      <text:p text:style-name="P21"/>
      <text:p text:style-name="P21"/>
      <text:p text:style-name="P24">Caractéristiques principales</text:p>
      <text:p text:style-name="P24">Un personnage en UP!Lite est, en sus de son concept et de son roleplay, une collection de valeurs</text:p>
      <text:p text:style-name="P24">chiffrées permettant d'estimer ses capacités et connaissances. Il en existe principalement trois types : </text:p>
      <text:p text:style-name="P24">les Traits : qui sont les capacités innées du personnage ;</text:p>
      <text:p text:style-name="P24">les domaines : qui sont ses capacités dans des champs généraux ;</text:p>
      <text:p text:style-name="P24">les compétences : qui sont ses expertises dans des domaines particuliers.</text:p>
      <text:p text:style-name="P24"/>
      <text:p text:style-name="P24">Afin d'estimer la puissance d'un personnage donné, chacune de ses caractéristiques <text:span text:style-name="T13">principales</text:span> possède un rang. Le rang est une valeur chiffrée <text:span text:style-name="T13">allant </text:span>de 1 (faible) à 5 (maximum humain). <text:span text:style-name="T13">Seules des créatures inhumainement puissantes peuvent dépasser le rang 5 dans une caractéristique principale.</text:span></text:p>
      <text:p text:style-name="P24">Les Traits</text:p>
      <text:p text:style-name="P24"><text:soft-page-break/>On appelle traits les capacités innées et les potentialités du personnage. Ce sont les caractéristiques les plus importantes en terme de « poids » dans la valeur d'un personnage. Mais attention! Malgré leur importance, même si un personnage possède un fort potentiel inné, seule la maîtrise lui permettra de le révéler!</text:p>
      <text:p text:style-name="P24">Il existe cinq traits :</text:p>
      <text:p text:style-name="P24">Le <text:span text:style-name="T14">p</text:span>hysique : <text:span text:style-name="T14">i</text:span>l s'agit de la force et de l'endurance d'une personne. Sa capacité à courir, encaisser des dégâts ou enfoncer une porte par exemple. Plus ce trait est élevé, plus la personne est musclée et résistante.</text:p>
      <text:p text:style-name="P24">La <text:span text:style-name="T14">c</text:span>oordination : <text:span text:style-name="T14">c</text:span>'est la mesure de l'agilité, de la souplesse et de la dextérité d'une personne. Plus la coordination est élevée plus l'on a affaire à une personne habile et rapide.</text:p>
      <text:p text:style-name="P24">Le <text:span text:style-name="T14">m</text:span>ental : <text:span text:style-name="T14">r</text:span>eprésente les facultés d'analyse. Ce n'est pas seulement l'intelligence pure mais aussi la capacité à remarquer les choses, la perception de l'environnement. Avec un mental élevé, le personnage est très astucieux et perceptif. </text:p>
      <text:p text:style-name="P24">La <text:span text:style-name="T14">v</text:span>olonté : <text:span text:style-name="T14">c</text:span>oncentre la force des convictions du personnage ainsi que sa capacité à résister aux pressions, chantages et contrôle des pensées. C'est la force de l'esprit du personnage.</text:p>
      <text:p text:style-name="P24">La <text:span text:style-name="T14">p</text:span>résence : Atteste du charisme du personnage, de sa capacité à mettre les autres à l'aise et à inspirer la confiance.</text:p>
      <text:p text:style-name="P25">Exemple : Cnaeus est décurion des légions de l'Empire de Ganae. Avec une volonté <text:span text:style-name="T14">et un mental </text:span>de <text:span text:style-name="T14">2</text:span>, <text:span text:style-name="T14">son esprit est dans la moyenne : ni particulièrement intelligent ou déterminé</text:span>. Par contre s<text:span text:style-name="T14">a présence</text:span> ne vaut que 1, Cnaeus <text:span text:style-name="T14">ne brille guère en société avec ses façons de caserne !</text:span> Il possède un physique et une c<text:span text:style-name="T14">oordination</text:span> de <text:span text:style-name="T14">3</text:span>, c'est un homme <text:span text:style-name="T14">puissant et habile. </text:span></text:p>
      <text:p text:style-name="P29">Il est possible d’employer les traits seuls, mais seulement pour les actions les plus simples. Dès que la situation se complexifie, il est nécessaire de faire appel aux autres caractéristiques principales.</text:p>
      <text:p text:style-name="P26">Les Domaines</text:p>
      <text:p text:style-name="P26">Ce sont les facultés générales du personnage. Ainsi, un guerrier spécialiste du combat à l'épée si il devait se retrouver à se battre à l'aide d'un gourdin serait beaucoup moins démuni qu'un moine qui, lui, ne sait pas se battre du tout. Cela s'explique du fait que le guerrier maîtrise le domaine du combat au corps à corps et donc, même si il ne maîtrise pas l<text:span text:style-name="T15">a compétence afférente au</text:span> gourdin, il reste bien meilleur combattant que quelqu'un ayant aussi peu d'expérience que lui dans cette arme mais n'ayant aucune connaissance dans le domaine du combat.</text:p>
      <text:p text:style-name="P26">Toutes les compétences (voir plus loin) se rattachent à un domaine. La liste complète des domaines <text:span text:style-name="T15">est bien plus longue que celle des traits et </text:span>se trouve <text:span text:style-name="T15">plus loin,</text:span> dans l<text:span text:style-name="T15">e chapitre référence.</text:span></text:p>
      <text:p text:style-name="P28">Il n’est pas possible d’<text:span text:style-name="T16">utiliser un domaine seul : un domaine est surtout une enveloppe comprenant des compétences, il est toujours employé en lien avec celles-ci.</text:span></text:p>
      <text:p text:style-name="P26">Les Compétences</text:p>
      <text:p text:style-name="P27">Ce sont les facultés acquises les plus spécialisées. Elles ne servent que dans un champ assez étroit. Elles sont toutes affectées à un domaine qui regroupe les compétences d'une même sorte. <text:span text:style-name="T17">Plus encore que pour les domaines, la liste des compétences est très longue et se trouve dans le chapitre référence.</text:span></text:p>
      <text:p text:style-name="P29">Les compétences sont presque toujours employées en lien avec leur domaine et permettent de résoudre la plupart des actions.</text:p>
      <text:p text:style-name="P29"/>
      <text:p text:style-name="P29">« <text:span text:style-name="T18">social » on y distingue les compétences « art oratoire », pour les action visant à argumenter ou discourir, « séduction » pour charmer et « subterfuge » pour mentir et dissimuler.</text:span></text:p>
      <text:p text:style-name="P29"/>
      <text:p text:style-name="P29"/>
      <text:p text:style-name="P29"/>
      <text:p text:style-name="P29"/>
      <text:p text:style-name="P29"/>
      <text:p text:style-name="P29"/>
      <text:p text:style-name="P29"/>
      <text:p text:style-name="P29"/>
      <text:p text:style-name="P30"><text:soft-page-break/>Jets</text:p>
      <text:p text:style-name="P30">Généralités</text:p>
      <text:p text:style-name="P30">Mise en œuvre : <text:span text:style-name="T19">tous les jets du UP!Lite se présentent sous la forme suivante :</text:span></text:p>
      <text:p text:style-name="P31">lancer un certain nombre de dés ;</text:p>
      <text:p text:style-name="P31">garder parmi eux un certain nombre de dés (les plus élevés) et écarter les autres ;</text:p>
      <text:p text:style-name="P31">effectuer la somme des dés gardés.</text:p>
      <text:p text:style-name="P31"/>
      <text:p text:style-name="P31">Tout jet est donc défini par son nombre de dés lancés et son nombre de dés gardés, et la détermination de ces deux valeurs constitue le cœur du système de jeu que je vais vous présenter dans les sections suivantes.</text:p>
      <text:p text:style-name="P31"/>
      <text:p text:style-name="P31">Dé explosif : si un dé fait un 10, il est relancé et son nouveau résultat est ajouté au précédent. On dit que le dé explose. Il compte toujours pour un seul dé pour ce qui est de les garder.</text:p>
      <text:p text:style-name="P31">Jet de trait <text:span text:style-name="T21">pur</text:span></text:p>
      <text:p text:style-name="P32"><text:span text:style-name="T20">On n’utilise les traits seuls que pour la résolution des actions les plus simples. Ce n’est pas la majorité des cas mais il peut arriver qu’une action ne puisse réellement être rattachée à une compétence </text:span><text:span text:style-name="T21">tant elle s’appuie simplement sur les forces innées d’un personnage plutôt que sur ce qu’il a appris à faire.</text:span></text:p>
      <text:p text:style-name="P40">Après détermination par le MJ du trait à utiliser ainsi que du ND de l’action, le jet prend les modalités suivantes : </text:p>
      <text:p text:style-name="P40">le nombre de dés lancés est égal au nombre de rangs dans le trait spécifié ;</text:p>
      <text:p text:style-name="P40">tous les dés lancés sont aussi gardés.</text:p>
      <text:p text:style-name="P40"/>
      <text:p text:style-name="P40">Ainsi, un jet de trait pur revient simplement à lancer autant de dés que de rangs dans un trait et à tous les additionner.</text:p>
      <text:p text:style-name="P40"/>
      <text:p text:style-name="P40"/>
      <text:p text:style-name="P35">Exemple : Éleutheria traverse un sombre couloir du palais impérial quand elle sent que quelque chose ne va pas. Un jet de perception simple est un jet de mental pur, Éleuthéria possède 3 rangs de mental. Elle lance donc 3 dés et obtient :</text:p>
      <text:p text:style-name="P35">10 ; 5 ; 2</text:p>
      <text:p text:style-name="P35">Le dé ayant fait 10 explose et est instantanément relancé, obtenant un nouveau résultat de 3 qui est additionné au 10 initial, le dé compte donc comme ayant une valeur de 13. Le résultat ajusté du jet est donc :</text:p>
      <text:p text:style-name="P35">13 ; 5 ; 2</text:p>
      <text:p text:style-name="P35">Comme tous les dés lancés d’un jet de trait pur sont aussi gardés, on les additionne simplement pour obtenir un score final de 20.</text:p>
      <text:p text:style-name="P36">Jet de compétence</text:p>
      <text:p text:style-name="P37">Le jet de compétence est le jet standard du UP!Lite, l’immense majorité des actions sont des jets de compétence. <text:span text:style-name="T22">Pour effectuer un tel jet, une compétence va être couplée à un trait. Après détermination </text:span><text:span text:style-name="T23">par le MJ de la compétence et du trait à utiliser ainsi que du ND de l’action, le jet prend les aspects suivants :</text:span></text:p>
      <text:p text:style-name="P41">le nombre de dés lancés est égal à la somme des rangs dans la compétence et dans le domaine auquel celle-ci appartient ;</text:p>
      <text:p text:style-name="P41">le nombre de dés gardés est égal au trait spécifié.</text:p>
      <text:p text:style-name="P42">Exemple : Sulust, esclave acrobate, doit exécuter son numéro de façon parfaite sous peine d’être puni. Le MJ détermine que la compétence à employer est « acrobatie », dans le domaine « arts physiques », <text:span text:style-name="T24">il retient « coordination » comme trait pour les dés gardés </text:span><text:span text:style-name="T25">et fixe le ND a 25.</text:span></text:p>
      <text:p text:style-name="P43">Sulust a un don de la nature pour la souplesse : il possède 4 rangs de coordination. Bien entraîné au plan général, il possède 3 rangs dans le domaine arts physiques mais doit encore se perfectionner en acrobatie, compétence dans laquelle il n’a que 2 rangs.</text:p>
      <text:p text:style-name="P43">Additionnant les rangs de domaine et de compétence, le joueur lance donc 5 dés (3 + 2). <text:span text:style-name="T25">Il obtient les résultats suivants :</text:span></text:p>
      <text:p text:style-name="P44"><text:soft-page-break/>10 ; 8 ; 4 ; 4 ; 2</text:p>
      <text:p text:style-name="P44">Le 10 explose, obtenant un 7 supplémentaire pour un total de 17 pour ce dé. Le résultat ajusté du jet est donc :</text:p>
      <text:p text:style-name="P44">17 ; 8 ; 4 ; 4 ; 2</text:p>
      <text:p text:style-name="P44">Du fait des 4 rangs de coordination, le joueur va donc garder les 4 dés les plus élevés et écarter les autres, obtenant donc :</text:p>
      <text:p text:style-name="P44">17 ; 8 ; 4 ; 4</text:p>
      <text:p text:style-name="P44">Les dés gardés sont alors additionnés pour un total de <text:span text:style-name="T26">33 (17+8+4+4). Le ND de 25 est dépassé d’une seule marge de 5, Sulust a réussi avec un incrément).</text:span></text:p>
      <text:p text:style-name="P45">Combat</text:p>
      <text:p text:style-name="P45">Initiative</text:p>
      <text:p text:style-name="P45">En combat il est très important de déterminer à quels moments les divers combattants agissent les uns par rapport aux autres et si certains peuvent agir plus que d’autres. On utilise pour cela le système d’initiative, qui repose sur les concepts qui suivent dans cette section.</text:p>
      <text:p text:style-name="P45"/>
      <text:p text:style-name="P45">Valeur d’initiative et actions : à l’exception des actes les plus simples (prononcer quelques mots), pour agir, un personnage doit dépenser une action. Chaque personnage possède une caractéristique secondaire nommée initiative (dont le mode de calcul ne vous est pas nécessaire immédiatement, je vous la présenterai dans le chapitre « référence », plus loin). Cette valeur d’initiative représente le nombre d’actions que le personnage peut effectuer durant une période nommée tour de combat.</text:p>
      <text:p text:style-name="P39"/>
      <text:p text:style-name="P46">Tour de combat : un tour de combat est une période d’une minute. Afin de déterminer les moments où les combattants agissent, le tour est divisé en dix phases numérotées.</text:p>
      <text:p text:style-name="P46"/>
      <text:p text:style-name="P46">Phase : une phase est une courte période de 6 secondes. Pour savoir dans quelles phases ses actions se situent, chaque personnage lance au début de chaque tour de combat autant de dés que son total d'initiative. Chaque dé représente alors une action, sa valeur étant la phase durant laquelle elle s'effectuera (attention, il n’y a bien que dix phases : ne pas faire exploser les dés!).</text:p>
      <text:p text:style-name="P46"/>
      <text:p text:style-name="P46">Déroulé : les dix phases sont jouées dans l’ordre. Pour chaque phase, si un combattant possède un dé d’action ayant pour valeur le numéro de la phase actuelle, il agit alors dès cet instant. Si plusieurs combattants agissent dans la même phase, leurs actions sont simultanées.</text:p>
      <text:p text:style-name="P46">Exemple : Cnaeus <text:span text:style-name="T27">voit entrer un assassin </text:span><text:span text:style-name="T28">par la fenêtre de l’antichambre dans laquelle il se trouve par hasard. Dégainant son épée spatha, </text:span><text:span text:style-name="T29">il s’élance vers l’intrus.</text:span></text:p>
      <text:p text:style-name="P48">Disposant d’une initiative de 3, il lance donc 3 dés au début du tour de combat et obtient les résultats suivants :</text:p>
      <text:p text:style-name="P48">1 ; 6 ; 10</text:p>
      <text:p text:style-name="P46">Il agira donc une fois dans la première phase, une fois dans la sixième <text:span text:style-name="T29">et une fois dans la dixième et dernière phase du tour.</text:span></text:p>
      <text:p text:style-name="P47">L’<text:span text:style-name="T29">assassin possède lui aussi une initiative de 3 </text:span>et obtient les résultats suivants :</text:p>
      <text:p text:style-name="P47">2;5;5</text:p>
      <text:p text:style-name="P47"><text:span text:style-name="T29">I</text:span>l agira une fois dans l<text:span text:style-name="T29">a seconde phase et deux fois de suite dans la cinquième.</text:span></text:p>
      <text:p text:style-name="P46">Cnaeus frappera donc le premier!</text:p>
      <text:p text:style-name="P48">Toucher son adversaire</text:p>
      <text:p text:style-name="P49">Jet d'Attaque : pour toucher <text:span text:style-name="T30">un</text:span> adversaire, <text:span text:style-name="T31">un personnage doit effectuer un jet de la compétence appropriée (et qui dépend de la catégorie d’arme, voir chapitre « référence ») ; </text:span><text:span text:style-name="T32">le trait utilisé est coordination. </text:span><text:span text:style-name="T33">Le ND d’un jet d’attaque est la défense de l’adversaire. La défense est une caractéristique secondaire (dont le calcul exact n’est pas important à ce stade, il sera défini dans le chapitre « référence »), </text:span><text:span text:style-name="T34">tout personnage possède une défense et toutes les attaques effectuées contre lui doivent la passer.</text:span></text:p>
      <text:p text:style-name="P51">Exemple : <text:span text:style-name="T35">Cnaeus utilise son action en phase 1 pour frapper. Il possède 3 rangs dans le domaine « combat au corps à corps » et dans la compétence « armes à lame longue » (afférente à la spatha </text:span><text:soft-page-break/><text:span text:style-name="T35">qu’il manie) ainsi que dans le trait coordination. </text:span><text:span text:style-name="T36">Il lancera donc 6 dés et en gardera 3, suivant la règle des jets de compétence. La défense de Sulust est de 20 mais Cnaeus n’obtient que 18 sur son jet : son coup frappe le vide tandis que Sulust esquive lestement.</text:span></text:p>
      <text:p text:style-name="P52">Dans la phase 2, Sulust possède une action tandis que Cnaeus n’agira pas avant le phase 6. Il décide donc de frapper à son tour. La défense de Cnaeus est de 25. Sulust effectue son propre jet d’attaque (avec ses propres caractéristiques) et obtient 30 : Cnaeus est touché avec un incrément !</text:p>
      <text:p text:style-name="P50"/>
      <text:p text:style-name="P49">D<text:span text:style-name="T38">égâts : l</text:span><text:span text:style-name="T19">orsqu'un personnage en touche un autre, il lui inflige autant de dégâts que la valeur de dégâts (VD) de son arme additionnée de son rang dans la compétence employée pour le jet d’attaque et de son rang de physique. À ce total est additionné un bonus de réussite, </text:span><text:span text:style-name="T37">valant le double</text:span><text:span text:style-name="T19"> du nombre d'incréments obtenus </text:span><text:span text:style-name="T37">sur le jet d’attaque.</text:span></text:p>
      <text:p text:style-name="P31">La somme finale de la VD, de la compétence, du bonus de trait employé et du bonus de réussite est un certain nombre de points de dégât.</text:p>
      <text:p text:style-name="P53">Exemple : la dague de Sulust possède une VD de 10. Sulust a un physique de 2 et possède 3 rangs dans la compétence « armes à lame courte ». De base, ses dégâts valent donc 15 (10 + 2 + 3). <text:span text:style-name="T40">Comme il a obtenu un incrément sur son jet d’attaque, il ajoute 2 au résultat (le double du nombre d’incréments obtenus), soit 17 points de dégât au total.</text:span></text:p>
      <text:p text:style-name="P31"/>
      <text:p text:style-name="P31">Jet d'absorption : <text:span text:style-name="T39">u</text:span>n personnage subissant des dégâts doit effectuer immédiatement un jet d'absorption c'est à dire un jet de <text:span text:style-name="T37">p</text:span>hysique (suivant la règle des jets de traits) avec le nombre de points de dégât effectifs reçus comme ND.</text:p>
      <text:p text:style-name="P31">Si le jet est réussi, les points de dégât sont conservés et seront ajoutés au ND du prochain jet d'absorption.</text:p>
      <text:p text:style-name="P31">Si le jet est échoué, les points de dégât sont effacés et le personnage reçoit une blessure.</text:p>
      <text:p text:style-name="P33">Exemple: <text:span text:style-name="T41">le ND du jet d’absorption de Cnaeus est donc de 17, Cnaeus lance et garde 3 dés (car il a 3 rangs de physique). </text:span><text:span text:style-name="T42">Il obtient 23 et absorbe donc les dégâts. Il conserve les points de dégâts mais ils n’ont pas encore d’effet.</text:span></text:p>
      <text:p text:style-name="P54">Malheureusement pour lui, Sulust peut agir avec ses deux actions en phase 5 avant qu’il ne puisse réagir (car la prochaine action de Cnaeus n’est pas avant la phase 6). Sulust attaque donc une deuxième fois avec l’une de ses actions restantes et, cette fois-ci, obtient deux incréments, infligeant donc 19 points de dégâts.</text:p>
      <text:p text:style-name="P54">Le ND de Cnaeus est désormais de 36 : aux 19 points de dégâts qu’il vient de recevoir s’ajoutent les 17 précédemment reçus. Il n’obtient que 25 et échoue donc, recevant une blessure.</text:p>
      <text:p text:style-name="P31"/>
      <text:p text:style-name="P34"><text:span text:style-name="T43">Santé et blessures</text:span> : <text:span text:style-name="T43">chaque personnage possède une caractéristique secondaire nommée santé (là encore, son calcul précis vous sera exposé dans le chapitre « référence »). La santé est constituée de deux valeurs : un point de rupture et un point de mort.</text:span></text:p>
      <text:p text:style-name="P55">Lorsqu’un personnage possède un nombre de blessures supérieur ou égal à son point de rupture, il est sonné : ses dés n’explosent plus, il ne relance plus aucun 10 (à l’exception des jets d’absorption qui, par dérogation, explosent toujours).</text:p>
      <text:p text:style-name="P55">Lorsqu’un personnage atteint son point de mort en nombre de blessures, il décède.</text:p>
      <text:p text:style-name="P56">On note la santé sous la forme rupture/mort : un personnage ayant un point de rupture de 2 et un point de mort de 5 aura donc une santé de 2/5.</text:p>
      <text:p text:style-name="P55">Exemple : <text:span text:style-name="T45">Cnaeus possède une santé de 3/5, il est donc sonné à 3 blessures et mort à 5. </text:span><text:span text:style-name="T44">Sulust possède une dernière action, toujours en phase 5 avant que Cnaeus ne puisse agir. Il le frappe à nouveau </text:span><text:span text:style-name="T45">et lui inflige une nouvelle blessure, en plus de la première. Deux blessures ne peuvent suffire à sonner Cnaeus (car son point de rupture est à 3), mais admettons qu’il ait trébuché dans un escalier (du fait de son ivrognerie) peu avant d’arriver dans la chambre, </text:span><text:span text:style-name="T46">ayant donc reçu une blessure avant même que le combat ne commence. </text:span><text:span text:style-name="T47">Les deux blessures reçues des mains de Sulust l’amènent donc à trois blessures en tout. Cnaeus est donc sonné : ses dix n’explosent plus. </text:span><text:span text:style-name="T48">Si par malheur il devait recevoir deux blessures de plus, arrivant à un total de 5, il mourrait sur le coup.</text:span></text:p>
      <text:p text:style-name="P57">Sulust profite du trouble de Cnaeus pour s’éclipser par la fenêtre, l’éducation du petit devra attendre !</text:p>
      <text:p text:style-name="P34"><text:soft-page-break/></text:p>
      <text:p text:style-name="P34"/>
      <text:p text:style-name="P34"><text:span text:style-name="T43"><text:s/>encore </text:span></text:p>
      <text:p text:style-name="P31">Exemple: Le point de rupture de Cnaeus est situé à la position 2 de sa jauge de santé (il a un physique de 2). Cnaeus est donc sonné: ses dés ne pourront plus exploser et sa défense passe de 20 à 15.</text:p>
      <text:p text:style-name="P31">Incapacité et inconscience : Chaque fois qu'un personnage reçoit une blessure ou une commotion au delà du point de rupture de l'une de ses deux jauges internes, il doit effectuer un jet de Volonté contre un ND moyen et obtenir autant d’incréments que le nombre de blessures ou de commotions au-delà du point de rupture moins une. En cas d'échec le personnage devient incapable d'agir (santé) ou inconscient (fatigue).</text:p>
      <text:p text:style-name="P31">Si un personnage remplit l'une de ses deux jauges internes, il est automatiquement incapable ou inconscient.</text:p>
      <text:p text:style-name="P31">Exemple: Cnaeus est une blessure au delà de son point de rupture, il effectue donc un jet avec sa volonté de 3 contre un ND de 3 * 5 = 15. Il obtient 10 : ce n'est pas assez : Cnaeus s'effondre, incapable d'agir. Le barbare poursuit son chemin sanglant sans lui prêter plus d'attention.</text:p>
      <text:p text:style-name="P31">Mort et coma : Quand un personnage est incapable ou inconscient, il effectue immédiatement un jet de Physique contre un ND moyen et doit obtenir autant d’incréments que le nombre de blessures ou de commotions au-delà du point de rupture moins une, en cas d'échec le personnage trouve la mort ou sombre dans le coma (jauge de santé ou jauge de fatigue) après une période d'agonie égale à son rang de physique x 10 minutes durant lesquelles il peut-être possible de le sauver (voir la section « guérison des blessures » de la partie « règles spéciales »).</text:p>
      <text:p text:style-name="P31">Si une des deux jauge déborde (ou si les circonstances le nécessitent, e.g. énorme coup à la tête), <text:s/>il s'agit d'une mort subite ou d'un coma immédiat. </text:p>
      <text:p text:style-name="P31">Exemple: Cnaeus doit désormais effectuer un jet de physique contre de 3 * 5 = 15 pour voir si la mort l'emporte. Il obtient 22. Il survit donc, bien qu'incapable. Peu après la bataille Cnaeus sera porté par ses frères d'armes vers le camp tout en délirant à propos d'un terrible dieu tentaculaire octopode...</text:p>
      <text:p text:style-name="P31"/>
      <text:p text:style-name="P31"/>
      <text:p text:style-name="P31"/>
      <text:p text:style-name="P58">A contrario, Éleuthéria, chambellane intelligente et raffinée, possède une présence et un mental de 3. Son corps frêle ne lui autorise qu’un unique rang de physique, elle atteint tout juste la moyenne en volonté et coordination avec deux rangs dans chacun de ces trait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8">Incréments de réussite : on quantifie le degré de réussite d'une action en incréments. Un incrément est une marge de 5 au dessus du ND.</text:p>
      <text:p text:style-name="P38">Il y a quatre degrés de réussite à une action:</text:p>
      <text:p text:style-name="P38">0 incrément (de ND à ND+4) : Réussite sur le fil : peut-être le personnage s'est il tapé sur le pouce en plantant un clou. Toujours est-il que, malgré quelques péripéties, la tâche est accomplie.</text:p>
      <text:p text:style-name="P38">1 incrément (de ND+5 à ND+9) : Bonne réussite, il n'y a pas de quoi être particulièrement fier mais un certain contentement est justifié. La joie du travail accompli.</text:p>
      <text:p text:style-name="P38"><text:soft-page-break/>2 incréments (de ND+10 à ND+14 ) : Très bonne réussite : C'est vraiment du très bon travail. Vraiment de quoi être fier de soi.</text:p>
      <text:p text:style-name="P38">3+ incréments (à partir de ND+15) : Réussite exceptionnelle : on ne peut rien reprocher à l'actio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nux Libertine O" svg:font-family="'Linux Libertine O'"/>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nux Libertine O"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nux Libertine O"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nux Libertine O" fo:font-family="'Linux Libertine O'"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0T14:25:22.788881510</meta:creation-date>
    <dc:date>2022-01-23T14:53:50.594459112</dc:date>
    <meta:editing-duration>P3DT9H33M8S</meta:editing-duration>
    <meta:editing-cycles>151</meta:editing-cycles>
    <meta:generator>LibreOffice/7.2.5.2.0$Linux_X86_64 LibreOffice_project/20$Build-2</meta:generator>
    <meta:print-date>2021-12-23T14:38:32.982173723</meta:print-date>
    <meta:document-statistic meta:table-count="0" meta:image-count="0" meta:object-count="0" meta:page-count="8" meta:paragraph-count="143" meta:word-count="4103" meta:character-count="23279" meta:non-whitespace-character-count="19300"/>
  </office:meta>
</office:document-meta>
</file>